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3.3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edoof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circ. <text:s/></text:p>
          </table:table-cell>
          <table:table-cell office:value-type="string" calcext:value-type="string">
            <text:p>dipt</text:p>
          </table:table-cell>
          <table:table-cell office:value-type="string" calcext:value-type="string">
            <text:p>drp</text:p>
          </table:table-cell>
          <table:table-cell office:value-type="string" calcext:value-type="string">
            <text:p>dipt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ata Atilano No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s-01</text:p>
          </table:table-cell>
          <table:table-cell office:value-type="string" calcext:value-type="string">
            <text:p>ag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Ahedo Bárcenas Laura Patr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s-02</text:p>
          </table:table-cell>
          <table:table-cell office:value-type="string" calcext:value-type="string">
            <text:p>a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Ortiz Domínguez José de Jesú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s-03</text:p>
          </table:table-cell>
          <table:table-cell office:value-type="string" calcext:value-type="string">
            <text:p>ag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50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Olua González Yessenia Leticia <text:s/>(LICENCIA)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c-01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amírez Padilla Julieta Andre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c-02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Reyes Ledesma Arman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c-03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dazola Gómez Socorro Irm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c-04</text:p>
          </table:table-cell>
          <table:table-cell office:value-type="string" calcext:value-type="string">
            <text:p>b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oreno Guerra Evangeli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c-05</text:p>
          </table:table-cell>
          <table:table-cell office:value-type="string" calcext:value-type="string">
            <text:p>b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ares Cossío Héctor Irene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c-06</text:p>
          </table:table-cell>
          <table:table-cell office:value-type="string" calcext:value-type="string">
            <text:p>b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uenrostro Martín Luis Migu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c-07</text:p>
          </table:table-cell>
          <table:table-cell office:value-type="string" calcext:value-type="string">
            <text:p>b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Gallardo García Faust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bc-08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Almendariz Puppo Marco Anton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cs-01</text:p>
          </table:table-cell>
          <table:table-cell office:value-type="string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orras Domínguez Alfre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cs-02</text:p>
          </table:table-cell>
          <table:table-cell office:value-type="string" calcext:value-type="string">
            <text:p>bc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lores Pacheco José Lui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am-01</text:p>
          </table:table-cell>
          <table:table-cell office:value-type="string" calcext:value-type="string">
            <text:p>c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ierra Damián Marí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am-02</text:p>
          </table:table-cell>
          <table:table-cell office:value-type="string" calcext:value-type="string">
            <text:p>ca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Obrador Narváez Manuela del Carme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01</text:p>
          </table:table-cell>
          <table:table-cell office:value-type="string" calcext:value-type="string">
            <text:p>ch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amos Juárez Ad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ps-02</text:p>
          </table:table-cell>
          <table:table-cell office:value-type="string" calcext:value-type="string">
            <text:p>ch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orres Hernández Alfre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03</text:p>
          </table:table-cell>
          <table:table-cell office:value-type="string" calcext:value-type="string">
            <text:p>ch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518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Zebadúa Alva Joaquí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04</text:p>
          </table:table-cell>
          <table:table-cell office:value-type="string" calcext:value-type="string">
            <text:p>ch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Pérez Ramos Ele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05</text:p>
          </table:table-cell>
          <table:table-cell office:value-type="string" calcext:value-type="string">
            <text:p>chi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52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Llaven Abarca Jorge Luis <text:s/>(LICENCIA)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cps-06</text:p>
          </table:table-cell>
          <table:table-cell office:value-type="string" calcext:value-type="string">
            <text:p>chi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rinidad Balboa José Ju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07</text:p>
          </table:table-cell>
          <table:table-cell office:value-type="string" calcext:value-type="string">
            <text:p>chi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522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utiérrez Calderón Abraham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08</text:p>
          </table:table-cell>
          <table:table-cell office:value-type="string" calcext:value-type="string">
            <text:p>chi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523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ustamante Castellanos Adria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09</text:p>
          </table:table-cell>
          <table:table-cell office:value-type="string" calcext:value-type="string">
            <text:p>chi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Fernández Benavente María del Carme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cps-10</text:p>
          </table:table-cell>
          <table:table-cell office:value-type="string" calcext:value-type="string">
            <text:p>chi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525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Rubio Montejo Roberto Antoni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cps-11</text:p>
          </table:table-cell>
          <table:table-cell office:value-type="string" calcext:value-type="string">
            <text:p>chi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lorza Flores José Lui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ps-12</text:p>
          </table:table-cell>
          <table:table-cell office:value-type="string" calcext:value-type="string">
            <text:p>chi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Melgar Bravo Luis Arman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cps-13</text:p>
          </table:table-cell>
          <table:table-cell office:value-type="string" calcext:value-type="string">
            <text:p>chi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pt=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urguía Lardizábal Dani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ua-01</text:p>
          </table:table-cell>
          <table:table-cell office:value-type="string" calcext:value-type="string">
            <text:p>chi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Vargas Meraz Teresita de Jesú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ua-02</text:p>
          </table:table-cell>
          <table:table-cell office:value-type="string" calcext:value-type="string">
            <text:p>chi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Aguilar Gil Lil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ua-03</text:p>
          </table:table-cell>
          <table:table-cell office:value-type="string" calcext:value-type="string">
            <text:p>chi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Álvarez Hernández Daniela Sora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-04</text:p>
          </table:table-cell>
          <table:table-cell office:value-type="string" calcext:value-type="string">
            <text:p>chi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Alcántar Ortega Salvado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-05</text:p>
          </table:table-cell>
          <table:table-cell office:value-type="string" calcext:value-type="string">
            <text:p>chi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533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ontreras Duarte Laura Patr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-06</text:p>
          </table:table-cell>
          <table:table-cell office:value-type="string" calcext:value-type="string">
            <text:p>chi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errazas Baca Patr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-07</text:p>
          </table:table-cell>
          <table:table-cell office:value-type="string" calcext:value-type="string">
            <text:p>chi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González Alonso Carmen Rocí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-08</text:p>
          </table:table-cell>
          <table:table-cell office:value-type="string" calcext:value-type="string">
            <text:p>chi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Gutiérrez Valdez María de los Ange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-09</text:p>
          </table:table-cell>
          <table:table-cell office:value-type="string" calcext:value-type="string">
            <text:p>chi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el Castillo Ibarra Erika Vaness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01</text:p>
          </table:table-cell>
          <table:table-cell office:value-type="string" calcext:value-type="string">
            <text:p>ciu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Villaseñor Dávila Maribel Guadalup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f-02</text:p>
          </table:table-cell>
          <table:table-cell office:value-type="string" calcext:value-type="string">
            <text:p>ciu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onzález Urrutia Wendy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-03</text:p>
          </table:table-cell>
          <table:table-cell office:value-type="string" calcext:value-type="string">
            <text:p>ciu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Fernández Noroña José Gerardo Rodolf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df-04</text:p>
          </table:table-cell>
          <table:table-cell office:value-type="string" calcext:value-type="string">
            <text:p>ciu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Ayala Villalobos Kar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f-05</text:p>
          </table:table-cell>
          <table:table-cell office:value-type="string" calcext:value-type="string">
            <text:p>ciu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Lara Carreón Diana María Teres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-06</text:p>
          </table:table-cell>
          <table:table-cell office:value-type="string" calcext:value-type="string">
            <text:p>ciu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ojas Martínez Beatriz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07</text:p>
          </table:table-cell>
          <table:table-cell office:value-type="string" calcext:value-type="string">
            <text:p>ciu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Rosete Sánchez María De Jesú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df-08</text:p>
          </table:table-cell>
          <table:table-cell office:value-type="string" calcext:value-type="string">
            <text:p>ciu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havira De La Rosa María Guadalup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09</text:p>
          </table:table-cell>
          <table:table-cell office:value-type="string" calcext:value-type="string">
            <text:p>ciu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Zavala Gómez del Campo Margarita Este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-10</text:p>
          </table:table-cell>
          <table:table-cell office:value-type="string" calcext:value-type="string">
            <text:p>ciu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érez Barcenas Lid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11</text:p>
          </table:table-cell>
          <table:table-cell office:value-type="string" calcext:value-type="string">
            <text:p>ciu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odi <text:s/>Gabriel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df-12</text:p>
          </table:table-cell>
          <table:table-cell office:value-type="string" calcext:value-type="string">
            <text:p>ciud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utiérrez Camacho Oscar Eugen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13</text:p>
          </table:table-cell>
          <table:table-cell office:value-type="string" calcext:value-type="string">
            <text:p>ciud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pt=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Banquells Núñez María Del Rocí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f-14</text:p>
          </table:table-cell>
          <table:table-cell office:value-type="string" calcext:value-type="string">
            <text:p>ciu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pt=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uevara Rodríguez Miguel Án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-15</text:p>
          </table:table-cell>
          <table:table-cell office:value-type="string" calcext:value-type="string">
            <text:p>ciu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pt=55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González Zirión Xavi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f-16</text:p>
          </table:table-cell>
          <table:table-cell office:value-type="string" calcext:value-type="string">
            <text:p>ciu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ipt=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riana Tena Jorg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-17</text:p>
          </table:table-cell>
          <table:table-cell office:value-type="string" calcext:value-type="string">
            <text:p>ciud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pt=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Jiménez Rodríguez Raú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f-18</text:p>
          </table:table-cell>
          <table:table-cell office:value-type="string" calcext:value-type="string">
            <text:p>ciud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pt=555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lores Galindo Ana Lil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19</text:p>
          </table:table-cell>
          <table:table-cell office:value-type="string" calcext:value-type="string">
            <text:p>ciud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pt=556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Rojo Pimentel Ana Kari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df-20</text:p>
          </table:table-cell>
          <table:table-cell office:value-type="string" calcext:value-type="string">
            <text:p>ciu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pt=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orales Miranda Flor Ivon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21</text:p>
          </table:table-cell>
          <table:table-cell office:value-type="string" calcext:value-type="string">
            <text:p>ciud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ipt=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Varela López Víctor Gabri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f-22</text:p>
          </table:table-cell>
          <table:table-cell office:value-type="string" calcext:value-type="string">
            <text:p>ciud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ipt=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Quadri de La Torre Gabriel Ricar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-23</text:p>
          </table:table-cell>
          <table:table-cell office:value-type="string" calcext:value-type="string">
            <text:p>ciu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ipt=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Téllez Hernández Héctor Saú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-24</text:p>
          </table:table-cell>
          <table:table-cell office:value-type="string" calcext:value-type="string">
            <text:p>ciu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ipt=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Moreno Hernández Brígido Ram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oa-01</text:p>
          </table:table-cell>
          <table:table-cell office:value-type="string" calcext:value-type="string">
            <text:p>co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rrego Adame Francisco Javie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oa-02</text:p>
          </table:table-cell>
          <table:table-cell office:value-type="string" calcext:value-type="string">
            <text:p>co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Cardona Ortiz Alma Patri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a-03</text:p>
          </table:table-cell>
          <table:table-cell office:value-type="string" calcext:value-type="string">
            <text:p>co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56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ávila Sánchez Salvado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a-04</text:p>
          </table:table-cell>
          <table:table-cell office:value-type="string" calcext:value-type="string">
            <text:p>co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565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Gutiérrez Jardón José Anton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a-05</text:p>
          </table:table-cell>
          <table:table-cell office:value-type="string" calcext:value-type="string">
            <text:p>co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Arguijo Hernández Teodo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a-06</text:p>
          </table:table-cell>
          <table:table-cell office:value-type="string" calcext:value-type="string">
            <text:p>co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567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Hernández Ferriño Serg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a-07</text:p>
          </table:table-cell>
          <table:table-cell office:value-type="string" calcext:value-type="string">
            <text:p>co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568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Suárez Heredia Cristian Exequi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ol-01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569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Zúñiga Cuevas María del Carme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ol-02</text:p>
          </table:table-cell>
          <table:table-cell office:value-type="string" calcext:value-type="string">
            <text:p>co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57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strellón Garza Francisco Javie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go-01</text:p>
          </table:table-cell>
          <table:table-cell office:value-type="string" calcext:value-type="string">
            <text:p>d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Castañeda González Omar Enriqu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go-02</text:p>
          </table:table-cell>
          <table:table-cell office:value-type="string" calcext:value-type="string">
            <text:p>dg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reola Martinez Martha Alic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dgo-03</text:p>
          </table:table-cell>
          <table:table-cell office:value-type="string" calcext:value-type="string">
            <text:p>dg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573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González Rivera María Ele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go-04</text:p>
          </table:table-cell>
          <table:table-cell office:value-type="string" calcext:value-type="string">
            <text:p>dg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574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Montes Estrada Berenic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1</text:p>
          </table:table-cell>
          <table:table-cell office:value-type="string" calcext:value-type="string">
            <text:p>gu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Villarreal García Ricar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2</text:p>
          </table:table-cell>
          <table:table-cell office:value-type="string" calcext:value-type="string">
            <text:p>g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Torres Graciano Fernan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3</text:p>
          </table:table-cell>
          <table:table-cell office:value-type="string" calcext:value-type="string">
            <text:p>gu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Romero Hicks Juan Carl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4</text:p>
          </table:table-cell>
          <table:table-cell office:value-type="string" calcext:value-type="string">
            <text:p>gu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Ramírez Barba Éctor Jai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5</text:p>
          </table:table-cell>
          <table:table-cell office:value-type="string" calcext:value-type="string">
            <text:p>gu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Rodríguez Vallejo Alma Cristi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6</text:p>
          </table:table-cell>
          <table:table-cell office:value-type="string" calcext:value-type="string">
            <text:p>gu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58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González Márquez Karen Mich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7</text:p>
          </table:table-cell>
          <table:table-cell office:value-type="string" calcext:value-type="string">
            <text:p>gu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rriaga Rojas Justino Eugen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a-08</text:p>
          </table:table-cell>
          <table:table-cell office:value-type="string" calcext:value-type="string">
            <text:p>gu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Tovar Vargas José Salvado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09</text:p>
          </table:table-cell>
          <table:table-cell office:value-type="string" calcext:value-type="string">
            <text:p>gu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583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Ortega Fonseca Pedro David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a-10</text:p>
          </table:table-cell>
          <table:table-cell office:value-type="string" calcext:value-type="string">
            <text:p>gu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Zetter González Alfre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11</text:p>
          </table:table-cell>
          <table:table-cell office:value-type="string" calcext:value-type="string">
            <text:p>gu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585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Rodríguez Herrera María de los Milagr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12</text:p>
          </table:table-cell>
          <table:table-cell office:value-type="string" calcext:value-type="string">
            <text:p>gu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586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Reyes Carmona Emmanu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a-13</text:p>
          </table:table-cell>
          <table:table-cell office:value-type="string" calcext:value-type="string">
            <text:p>gu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pt=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ndujano Tinajero Esthe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14</text:p>
          </table:table-cell>
          <table:table-cell office:value-type="string" calcext:value-type="string">
            <text:p>gu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pt=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alderas Hernández Itzel Josefi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-15</text:p>
          </table:table-cell>
          <table:table-cell office:value-type="string" calcext:value-type="string">
            <text:p>gu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pt=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Rodríguez Muñoz Reyn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gue-01</text:p>
          </table:table-cell>
          <table:table-cell office:value-type="string" calcext:value-type="string">
            <text:p>g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endón Ramírez Mariso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e-02</text:p>
          </table:table-cell>
          <table:table-cell office:value-type="string" calcext:value-type="string">
            <text:p>g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591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alacios Diaz Luis Edgar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gue-03</text:p>
          </table:table-cell>
          <table:table-cell office:value-type="string" calcext:value-type="string">
            <text:p>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andoval Ballesteros Pablo Amílcar <text:s/>(LICENCIA)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e-04</text:p>
          </table:table-cell>
          <table:table-cell office:value-type="string" calcext:value-type="string">
            <text:p>g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Wences Real Victoriano <text:s/>(LICENCIA)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gue-05</text:p>
          </table:table-cell>
          <table:table-cell office:value-type="string" calcext:value-type="string">
            <text:p>g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Rafael Dircio Fabiol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gue-06</text:p>
          </table:table-cell>
          <table:table-cell office:value-type="string" calcext:value-type="string">
            <text:p>gu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ierra Jiménez Luis Alberto Salvado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e-07</text:p>
          </table:table-cell>
          <table:table-cell office:value-type="string" calcext:value-type="string">
            <text:p>g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596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Monzón García Eunic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gue-08</text:p>
          </table:table-cell>
          <table:table-cell office:value-type="string" calcext:value-type="string">
            <text:p>gu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erlín García María del Rosar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e-09</text:p>
          </table:table-cell>
          <table:table-cell office:value-type="string" calcext:value-type="string">
            <text:p>g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Vargas Rodríguez Sayon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go-01</text:p>
          </table:table-cell>
          <table:table-cell office:value-type="string" calcext:value-type="string">
            <text:p>h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alomón Durán Ciria Yamil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hgo-02</text:p>
          </table:table-cell>
          <table:table-cell office:value-type="string" calcext:value-type="string">
            <text:p>hg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Jiménez Ramírez Yoli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hgo-03</text:p>
          </table:table-cell>
          <table:table-cell office:value-type="string" calcext:value-type="string">
            <text:p>hg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60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faro Morales Maria Isab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hgo-04</text:p>
          </table:table-cell>
          <table:table-cell office:value-type="string" calcext:value-type="string">
            <text:p>hg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onroy Elizalde Verónic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hgo-05</text:p>
          </table:table-cell>
          <table:table-cell office:value-type="string" calcext:value-type="string">
            <text:p>hg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603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arcía Anaya Lid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hgo-06</text:p>
          </table:table-cell>
          <table:table-cell office:value-type="string" calcext:value-type="string">
            <text:p>hg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Pérez Navarrete Miguel Áng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hgo-07</text:p>
          </table:table-cell>
          <table:table-cell office:value-type="string" calcext:value-type="string">
            <text:p>hg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605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Macías Zambrano Gustav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al-01</text:p>
          </table:table-cell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omo Cuéllar Martha Est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al-02</text:p>
          </table:table-cell>
          <table:table-cell office:value-type="string" calcext:value-type="string">
            <text:p>j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inajero Robles Desider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al-03</text:p>
          </table:table-cell>
          <table:table-cell office:value-type="string" calcext:value-type="string">
            <text:p>j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Rodríguez González Taygete Irisa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al-04</text:p>
          </table:table-cell>
          <table:table-cell office:value-type="string" calcext:value-type="string">
            <text:p>j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ópez Fernández Cecil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jal-05</text:p>
          </table:table-cell>
          <table:table-cell office:value-type="string" calcext:value-type="string">
            <text:p>ja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61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ánchez Yarce María Eugeni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al-06</text:p>
          </table:table-cell>
          <table:table-cell office:value-type="string" calcext:value-type="string">
            <text:p>ja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611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stañeda Hernández César Ernest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jal-07</text:p>
          </table:table-cell>
          <table:table-cell office:value-type="string" calcext:value-type="string">
            <text:p>ja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Garza Marín José Maur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al-08</text:p>
          </table:table-cell>
          <table:table-cell office:value-type="string" calcext:value-type="string">
            <text:p>ja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Hernández Guerrero Kenia del Refugi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jal-09</text:p>
          </table:table-cell>
          <table:table-cell office:value-type="string" calcext:value-type="string">
            <text:p>ja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614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Jiménez Canale Álvar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al-10</text:p>
          </table:table-cell>
          <table:table-cell office:value-type="string" calcext:value-type="string">
            <text:p>ja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615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acías Martínez María De Lourd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jal-11</text:p>
          </table:table-cell>
          <table:table-cell office:value-type="string" calcext:value-type="string">
            <text:p>ja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61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Álvarez Solis Maria Asenció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al-12</text:p>
          </table:table-cell>
          <table:table-cell office:value-type="string" calcext:value-type="string">
            <text:p>ja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Galván Martínez Albi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al-13</text:p>
          </table:table-cell>
          <table:table-cell office:value-type="string" calcext:value-type="string">
            <text:p>ja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pt=61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Chávez Pérez María Letici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jal-14</text:p>
          </table:table-cell>
          <table:table-cell office:value-type="string" calcext:value-type="string">
            <text:p>ja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pt=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Sánchez Velázquez Ana Lau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al-15</text:p>
          </table:table-cell>
          <table:table-cell office:value-type="string" calcext:value-type="string">
            <text:p>jal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pt=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uriel Aldaz María del Carme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jal-16</text:p>
          </table:table-cell>
          <table:table-cell office:value-type="string" calcext:value-type="string">
            <text:p>ja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ipt=62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Buenrostro Martínez José Guadalup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jal-17</text:p>
          </table:table-cell>
          <table:table-cell office:value-type="string" calcext:value-type="string">
            <text:p>jal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pt=622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letes Araiza José Guadalup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jal-18</text:p>
          </table:table-cell>
          <table:table-cell office:value-type="string" calcext:value-type="string">
            <text:p>jal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pt=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ndelario Figueroa Luz Adria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jal-19</text:p>
          </table:table-cell>
          <table:table-cell office:value-type="string" calcext:value-type="string">
            <text:p>jal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pt=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Camarena Jáuregui María del Refug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al-20</text:p>
          </table:table-cell>
          <table:table-cell office:value-type="string" calcext:value-type="string">
            <text:p>ja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pt=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ámano Peralta Migu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01</text:p>
          </table:table-cell>
          <table:table-cell office:value-type="string" calcext:value-type="string">
            <text:p>m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Vázquez García Dionic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ex-02</text:p>
          </table:table-cell>
          <table:table-cell office:value-type="string" calcext:value-type="string">
            <text:p>m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árdenas Monroy Oscar Gustav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03</text:p>
          </table:table-cell>
          <table:table-cell office:value-type="string" calcext:value-type="string">
            <text:p>me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Vargas Osnaya Ma. Cristi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04</text:p>
          </table:table-cell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629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Favela Peñuñuri Francisc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ex-05</text:p>
          </table:table-cell>
          <table:table-cell office:value-type="string" calcext:value-type="string">
            <text:p>me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Núñez Meneses Ali Sayur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06</text:p>
          </table:table-cell>
          <table:table-cell office:value-type="string" calcext:value-type="string">
            <text:p>me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Felipe Torres Joanna Alejand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07</text:p>
          </table:table-cell>
          <table:table-cell office:value-type="string" calcext:value-type="string">
            <text:p>mex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ontreras Montes Gustav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08</text:p>
          </table:table-cell>
          <table:table-cell office:value-type="string" calcext:value-type="string">
            <text:p>me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González Rubio Juan Manu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09</text:p>
          </table:table-cell>
          <table:table-cell office:value-type="string" calcext:value-type="string">
            <text:p>me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634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avarrete Rivera Alma Del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10</text:p>
          </table:table-cell>
          <table:table-cell office:value-type="string" calcext:value-type="string">
            <text:p>me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ernández Pérez María Eugen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11</text:p>
          </table:table-cell>
          <table:table-cell office:value-type="string" calcext:value-type="string">
            <text:p>me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rragán Juárez Brenda Marle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12</text:p>
          </table:table-cell>
          <table:table-cell office:value-type="string" calcext:value-type="string">
            <text:p>me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637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irón Hernández Olimpia Tama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13</text:p>
          </table:table-cell>
          <table:table-cell office:value-type="string" calcext:value-type="string">
            <text:p>mex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pt=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Balderas Trejo Ana Marí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14</text:p>
          </table:table-cell>
          <table:table-cell office:value-type="string" calcext:value-type="string">
            <text:p>me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pt=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Madrazo Limón Carl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15</text:p>
          </table:table-cell>
          <table:table-cell office:value-type="string" calcext:value-type="string">
            <text:p>me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pt=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Garduño Garduño Marise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ex-16</text:p>
          </table:table-cell>
          <table:table-cell office:value-type="string" calcext:value-type="string">
            <text:p>me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ipt=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omán Ávila María Guadalup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17</text:p>
          </table:table-cell>
          <table:table-cell office:value-type="string" calcext:value-type="string">
            <text:p>mex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pt=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arcía García José Anton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18</text:p>
          </table:table-cell>
          <table:table-cell office:value-type="string" calcext:value-type="string">
            <text:p>mex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pt=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mero Velázquez Krishna Kari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19</text:p>
          </table:table-cell>
          <table:table-cell office:value-type="string" calcext:value-type="string">
            <text:p>mex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pt=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ánchez Rodríguez Juan Pabl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20</text:p>
          </table:table-cell>
          <table:table-cell office:value-type="string" calcext:value-type="string">
            <text:p>me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pt=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ánchez Ortiz Graciel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21</text:p>
          </table:table-cell>
          <table:table-cell office:value-type="string" calcext:value-type="string">
            <text:p>mex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ipt=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Villaseñor Cicero Eduardo Isra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22</text:p>
          </table:table-cell>
          <table:table-cell office:value-type="string" calcext:value-type="string">
            <text:p>me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ipt=647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macho Reynoso Martha Azuce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23</text:p>
          </table:table-cell>
          <table:table-cell office:value-type="string" calcext:value-type="string">
            <text:p>me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ipt=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Olvera Higuera Claudia Gabri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24</text:p>
          </table:table-cell>
          <table:table-cell office:value-type="string" calcext:value-type="string">
            <text:p>me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ipt=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ópez Guadarrama Carlo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25</text:p>
          </table:table-cell>
          <table:table-cell office:value-type="string" calcext:value-type="string">
            <text:p>mex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ipt=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Vargas Camacho Melissa Estefanía <text:s/>(LICENCIA)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26</text:p>
          </table:table-cell>
          <table:table-cell office:value-type="string" calcext:value-type="string">
            <text:p>me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ipt=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Herrera Anzaldo Ana Lil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27</text:p>
          </table:table-cell>
          <table:table-cell office:value-type="string" calcext:value-type="string">
            <text:p>mex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ipt=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Domínguez Rodríguez Roberto Áng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28</text:p>
          </table:table-cell>
          <table:table-cell office:value-type="string" calcext:value-type="string">
            <text:p>mex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ipt=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Robles Ortíz Marth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29</text:p>
          </table:table-cell>
          <table:table-cell office:value-type="string" calcext:value-type="string">
            <text:p>me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ipt=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Vallejo Valverde Lui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30</text:p>
          </table:table-cell>
          <table:table-cell office:value-type="string" calcext:value-type="string">
            <text:p>mex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pt=655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utista Bravo Juan Ang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31</text:p>
          </table:table-cell>
          <table:table-cell office:value-type="string" calcext:value-type="string">
            <text:p>mex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ipt=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rtínez Ventura Luis Enriqu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ex-32</text:p>
          </table:table-cell>
          <table:table-cell office:value-type="string" calcext:value-type="string">
            <text:p>mex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ipt=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Onofre Vázquez Vicente Alber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33</text:p>
          </table:table-cell>
          <table:table-cell office:value-type="string" calcext:value-type="string">
            <text:p>me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ipt=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stell de Oro Palacios María Teres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34</text:p>
          </table:table-cell>
          <table:table-cell office:value-type="string" calcext:value-type="string">
            <text:p>me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ipt=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ernández Tapia Arturo Robert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35</text:p>
          </table:table-cell>
          <table:table-cell office:value-type="string" calcext:value-type="string">
            <text:p>mex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ipt=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Jaimes Albarrán Jazmí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36</text:p>
          </table:table-cell>
          <table:table-cell office:value-type="string" calcext:value-type="string">
            <text:p>mex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ipt=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uerta Jurado Javier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37</text:p>
          </table:table-cell>
          <table:table-cell office:value-type="string" calcext:value-type="string">
            <text:p>mex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pt=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mazán Burgos Karla Yuritzi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ex-38</text:p>
          </table:table-cell>
          <table:table-cell office:value-type="string" calcext:value-type="string">
            <text:p>mex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pt=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stellanos Ramírez Al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39</text:p>
          </table:table-cell>
          <table:table-cell office:value-type="string" calcext:value-type="string">
            <text:p>mex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pt=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González Zepeda Javie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-40</text:p>
          </table:table-cell>
          <table:table-cell office:value-type="string" calcext:value-type="string">
            <text:p>mex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pt=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ernal Bolnik Sue Elle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x-41</text:p>
          </table:table-cell>
          <table:table-cell office:value-type="string" calcext:value-type="string">
            <text:p>mex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pt=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adriz Estrada Antonio de Jesú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ic-01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667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Prieto Gómez Maurici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ic-02</text:p>
          </table:table-cell>
          <table:table-cell office:value-type="string" calcext:value-type="string">
            <text:p>m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Bernal Martínez Mary Carm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ic-03</text:p>
          </table:table-cell>
          <table:table-cell office:value-type="string" calcext:value-type="string">
            <text:p>m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ánchez Zepeda Rodrig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ic-04</text:p>
          </table:table-cell>
          <table:table-cell office:value-type="string" calcext:value-type="string">
            <text:p>mi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Godínez del Rio Enriqu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ic-05</text:p>
          </table:table-cell>
          <table:table-cell office:value-type="string" calcext:value-type="string">
            <text:p>mi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Juárez Navarrete Berenic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ic-06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Gutiérrez Zapien Alejand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ic-07</text:p>
          </table:table-cell>
          <table:table-cell office:value-type="string" calcext:value-type="string">
            <text:p>mi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67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López García Roberto Car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ic-08</text:p>
          </table:table-cell>
          <table:table-cell office:value-type="string" calcext:value-type="string">
            <text:p>mi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stantino Magaña Esteban Rafa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ic-09</text:p>
          </table:table-cell>
          <table:table-cell office:value-type="string" calcext:value-type="string">
            <text:p>mi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67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Gudiño Magaña Omar Francisc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ic-10</text:p>
          </table:table-cell>
          <table:table-cell office:value-type="string" calcext:value-type="string">
            <text:p>mi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676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adrigal Alaniz María Teres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ic-11</text:p>
          </table:table-cell>
          <table:table-cell office:value-type="string" calcext:value-type="string">
            <text:p>mi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Huacus Esquivel Francisco Javier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ic-12</text:p>
          </table:table-cell>
          <table:table-cell office:value-type="string" calcext:value-type="string">
            <text:p>mi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arrera Toledo Jorge Albert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-01</text:p>
          </table:table-cell>
          <table:table-cell office:value-type="string" calcext:value-type="string">
            <text:p>m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ani Barragán Alejandr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-02</text:p>
          </table:table-cell>
          <table:table-cell office:value-type="string" calcext:value-type="string">
            <text:p>m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Robles Frutos María Guadalup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-03</text:p>
          </table:table-cell>
          <table:table-cell office:value-type="string" calcext:value-type="string">
            <text:p>m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681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inoza Lopez Brend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-04</text:p>
          </table:table-cell>
          <table:table-cell office:value-type="string" calcext:value-type="string">
            <text:p>m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mbrocio Gachuz José Guadalup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-05</text:p>
          </table:table-cell>
          <table:table-cell office:value-type="string" calcext:value-type="string">
            <text:p>mo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1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urán Ruiz Félix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nay-01</text:p>
          </table:table-cell>
          <table:table-cell office:value-type="string" calcext:value-type="string">
            <text:p>n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68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Álvarez Castro Natalia Caroli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nay-02</text:p>
          </table:table-cell>
          <table:table-cell office:value-type="string" calcext:value-type="string">
            <text:p>n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6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Ortiz Rodríguez Jorge Arman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nay-03</text:p>
          </table:table-cell>
          <table:table-cell office:value-type="string" calcext:value-type="string">
            <text:p>n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García Astorga Carlos Fernan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-01</text:p>
          </table:table-cell>
          <table:table-cell office:value-type="string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687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Peña Salinas Rogel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l-02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688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eal Montoy Luz Giovan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-03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689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Salgado Almaguer Ped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-04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Guerra Castillo Marc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l-05</text:p>
          </table:table-cell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Gómez Cárdenas Annia Sarahí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-06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Willars Rubio Jean Michel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nl-07</text:p>
          </table:table-cell>
          <table:table-cell office:value-type="string" calcext:value-type="string">
            <text:p>n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693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Aguirre Maldonado Ma. De Jesú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l-08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Espinoza Eguia Juan Franci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l-09</text:p>
          </table:table-cell>
          <table:table-cell office:value-type="string" calcext:value-type="string">
            <text:p>n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arrón Perales Karina Marle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l-10</text:p>
          </table:table-cell>
          <table:table-cell office:value-type="string" calcext:value-type="string">
            <text:p>n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Garza Treviño Ped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-11</text:p>
          </table:table-cell>
          <table:table-cell office:value-type="string" calcext:value-type="string">
            <text:p>n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ortes Lira Jorge Adriá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l-12</text:p>
          </table:table-cell>
          <table:table-cell office:value-type="string" calcext:value-type="string">
            <text:p>n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698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mínguez Escobar Áng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oax-01</text:p>
          </table:table-cell>
          <table:table-cell office:value-type="string" calcext:value-type="string">
            <text:p>o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1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Juan Carlos Irm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oax-02</text:p>
          </table:table-cell>
          <table:table-cell office:value-type="string" calcext:value-type="string">
            <text:p>o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García García Margarit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oax-03</text:p>
          </table:table-cell>
          <table:table-cell office:value-type="string" calcext:value-type="string">
            <text:p>oa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antiago Chepi Aza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oax-04</text:p>
          </table:table-cell>
          <table:table-cell office:value-type="string" calcext:value-type="string">
            <text:p>oa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Ramírez Jiménez Víctor Manu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oax-05</text:p>
          </table:table-cell>
          <table:table-cell office:value-type="string" calcext:value-type="string">
            <text:p>oa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703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Pérez López Beatriz Doming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oax-06</text:p>
          </table:table-cell>
          <table:table-cell office:value-type="string" calcext:value-type="string">
            <text:p>oa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efan Gillessen José Antoni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oax-07</text:p>
          </table:table-cell>
          <table:table-cell office:value-type="string" calcext:value-type="string">
            <text:p>oax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Robles Montoya Ángel Benjamí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oax-08</text:p>
          </table:table-cell>
          <table:table-cell office:value-type="string" calcext:value-type="string">
            <text:p>oa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utista Pelaéz Maria del Carme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oax-09</text:p>
          </table:table-cell>
          <table:table-cell office:value-type="string" calcext:value-type="string">
            <text:p>oa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20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utiérrez Gutiérrez Dani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oax-10</text:p>
          </table:table-cell>
          <table:table-cell office:value-type="string" calcext:value-type="string">
            <text:p>o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Natale Gutiérrez Marco Antoni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ue-01</text:p>
          </table:table-cell>
          <table:table-cell office:value-type="string" calcext:value-type="string">
            <text:p>p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Cruz Peláez Fatima Almend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ue-02</text:p>
          </table:table-cell>
          <table:table-cell office:value-type="string" calcext:value-type="string">
            <text:p>p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González Molina Concepció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e-03</text:p>
          </table:table-cell>
          <table:table-cell office:value-type="string" calcext:value-type="string">
            <text:p>p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71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arra Juárez Iné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ue-04</text:p>
          </table:table-cell>
          <table:table-cell office:value-type="string" calcext:value-type="string">
            <text:p>p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Baltierra García Ja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e-05</text:p>
          </table:table-cell>
          <table:table-cell office:value-type="string" calcext:value-type="string">
            <text:p>p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7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odríguez Guzmán José Fredy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ue-06</text:p>
          </table:table-cell>
          <table:table-cell office:value-type="string" calcext:value-type="string">
            <text:p>pu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714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tanacio Luna Raymun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ue-07</text:p>
          </table:table-cell>
          <table:table-cell office:value-type="string" calcext:value-type="string">
            <text:p>p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mazán Muñoz Odette Nayeri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ue-08</text:p>
          </table:table-cell>
          <table:table-cell office:value-type="string" calcext:value-type="string">
            <text:p>pu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Morales García Caroli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e-09</text:p>
          </table:table-cell>
          <table:table-cell office:value-type="string" calcext:value-type="string">
            <text:p>p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717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Aguilar Coronado Marco Hum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e-10</text:p>
          </table:table-cell>
          <table:table-cell office:value-type="string" calcext:value-type="string">
            <text:p>p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Beauregard Martínez Caroli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e-11</text:p>
          </table:table-cell>
          <table:table-cell office:value-type="string" calcext:value-type="string">
            <text:p>p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21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olín García Juan Manu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ue-12</text:p>
          </table:table-cell>
          <table:table-cell office:value-type="string" calcext:value-type="string">
            <text:p>p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72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rrillo Cubillas Mario Migu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ue-13</text:p>
          </table:table-cell>
          <table:table-cell office:value-type="string" calcext:value-type="string">
            <text:p>p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pt=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Maceda Carrera Nel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e-14</text:p>
          </table:table-cell>
          <table:table-cell office:value-type="string" calcext:value-type="string">
            <text:p>p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pt=2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Serrano Romero Fabio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e-15</text:p>
          </table:table-cell>
          <table:table-cell office:value-type="string" calcext:value-type="string">
            <text:p>p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pt=723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Rocha Acosta Son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que-01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Solórzano Gallego M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que-02</text:p>
          </table:table-cell>
          <table:table-cell office:value-type="string" calcext:value-type="string">
            <text:p>q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Loyola Vera Ignac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que-03</text:p>
          </table:table-cell>
          <table:table-cell office:value-type="string" calcext:value-type="string">
            <text:p>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Sosa Gutiérrez Enrique Gerar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que-04</text:p>
          </table:table-cell>
          <table:table-cell office:value-type="string" calcext:value-type="string">
            <text:p>q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727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íaz Villalón Erika de los Ánge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que-05</text:p>
          </table:table-cell>
          <table:table-cell office:value-type="string" calcext:value-type="string">
            <text:p>q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Carrillo Soberanis Juan Lui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qui-01</text:p>
          </table:table-cell>
          <table:table-cell office:value-type="string" calcext:value-type="string">
            <text:p>q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Tun Campos Elba Iliana del Rocí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qui-02</text:p>
          </table:table-cell>
          <table:table-cell office:value-type="string" calcext:value-type="string">
            <text:p>qu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73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tun Chulim Wilbert Alberto <text:s/>(LICENCIA)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qui-03</text:p>
          </table:table-cell>
          <table:table-cell office:value-type="string" calcext:value-type="string">
            <text:p>qu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ernández Piña Laura Lynn</text:p>
          </table:table-cell>
          <table:table-cell office:value-type="string" calcext:value-type="string">
            <text:p>SIN PARTIDO</text:p>
          </table:table-cell>
          <table:table-cell office:value-type="string" calcext:value-type="string">
            <text:p>qui-04</text:p>
          </table:table-cell>
          <table:table-cell office:value-type="string" calcext:value-type="string">
            <text:p>qu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Segovia Hernández Roberto Alejandro <text:s/>(LICENCIA)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an-01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Navarro Muñiz Juan Manuel <text:s/>(LICENCIA)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an-02</text:p>
          </table:table-cell>
          <table:table-cell office:value-type="string" calcext:value-type="string">
            <text:p>s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Aguilar Piña Kevin Ange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an-03</text:p>
          </table:table-cell>
          <table:table-cell office:value-type="string" calcext:value-type="string">
            <text:p>sa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uerrero Márquez Antolí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an-04</text:p>
          </table:table-cell>
          <table:table-cell office:value-type="string" calcext:value-type="string">
            <text:p>s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Zapata Meraz José Anton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-05</text:p>
          </table:table-cell>
          <table:table-cell office:value-type="string" calcext:value-type="string">
            <text:p>s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Guillén Sánchez Daniel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an-06</text:p>
          </table:table-cell>
          <table:table-cell office:value-type="string" calcext:value-type="string">
            <text:p>sa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738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Sánchez Sánchez Christian Joaquí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an-07</text:p>
          </table:table-cell>
          <table:table-cell office:value-type="string" calcext:value-type="string">
            <text:p>sa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ardona Pérez Rodolf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n-01</text:p>
          </table:table-cell>
          <table:table-cell office:value-type="string" calcext:value-type="string">
            <text:p>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74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yala Leyva Ana Elizabeth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in-02</text:p>
          </table:table-cell>
          <table:table-cell office:value-type="string" calcext:value-type="string">
            <text:p>s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arcía Hernández Jesús Fernan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in-03</text:p>
          </table:table-cell>
          <table:table-cell office:value-type="string" calcext:value-type="string">
            <text:p>s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Zamora Valdez Casimir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in-04</text:p>
          </table:table-cell>
          <table:table-cell office:value-type="string" calcext:value-type="string">
            <text:p>s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lizalde Gastelo Ana Yoland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in-05</text:p>
          </table:table-cell>
          <table:table-cell office:value-type="string" calcext:value-type="string">
            <text:p>s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744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rrazco Macias Olegar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in-06</text:p>
          </table:table-cell>
          <table:table-cell office:value-type="string" calcext:value-type="string">
            <text:p>s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Valadez Bojórquez Mari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in-07</text:p>
          </table:table-cell>
          <table:table-cell office:value-type="string" calcext:value-type="string">
            <text:p>s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746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ocha Ávila Juli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on-01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747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Bernal Camarena Ana Lau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on-02</text:p>
          </table:table-cell>
          <table:table-cell office:value-type="string" calcext:value-type="string">
            <text:p>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eña Escalante Rosangela Amairany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on-03</text:p>
          </table:table-cell>
          <table:table-cell office:value-type="string" calcext:value-type="string">
            <text:p>s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749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íos Cheno Bernar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on-04</text:p>
          </table:table-cell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75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ánori Córdova Judith Celi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on-05</text:p>
          </table:table-cell>
          <table:table-cell office:value-type="string" calcext:value-type="string">
            <text:p>s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751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rtínez Espinoza Gabriel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on-06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Vázquez Romero Shirley Guadalup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on-07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edina Filigrana Marcos Rosend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b-01</text:p>
          </table:table-cell>
          <table:table-cell office:value-type="string" calcext:value-type="string">
            <text:p>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Rabelo Estrada <text:s text:c="2"/>Karla María <text:s text:c="2"/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ab-02</text:p>
          </table:table-cell>
          <table:table-cell office:value-type="string" calcext:value-type="string">
            <text:p>ta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éndez Denis Lore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b-03</text:p>
          </table:table-cell>
          <table:table-cell office:value-type="string" calcext:value-type="string">
            <text:p>t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odríguez González Manu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b-04</text:p>
          </table:table-cell>
          <table:table-cell office:value-type="string" calcext:value-type="string">
            <text:p>ta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ontreras García Janicie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b-05</text:p>
          </table:table-cell>
          <table:table-cell office:value-type="string" calcext:value-type="string">
            <text:p>ta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lergo Latournerie Mario Rafa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b-06</text:p>
          </table:table-cell>
          <table:table-cell office:value-type="string" calcext:value-type="string">
            <text:p>ta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Mendoza Moreno Miriam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tam-01</text:p>
          </table:table-cell>
          <table:table-cell office:value-type="string" calcext:value-type="string">
            <text:p>t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76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tú González Rosalind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m-02</text:p>
          </table:table-cell>
          <table:table-cell office:value-type="string" calcext:value-type="string">
            <text:p>ta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76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González Lima Ju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tam-03</text:p>
          </table:table-cell>
          <table:table-cell office:value-type="string" calcext:value-type="string">
            <text:p>ta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762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Vigil Hernández Elva Agusti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m-04</text:p>
          </table:table-cell>
          <table:table-cell office:value-type="string" calcext:value-type="string">
            <text:p>t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763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lomo Valles Jesús Al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am-05</text:p>
          </table:table-cell>
          <table:table-cell office:value-type="string" calcext:value-type="string">
            <text:p>ta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764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stro Narváez Marco Anton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am-06</text:p>
          </table:table-cell>
          <table:table-cell office:value-type="string" calcext:value-type="string">
            <text:p>ta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765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rín Rodríguez Héctor Jesú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m-07</text:p>
          </table:table-cell>
          <table:table-cell office:value-type="string" calcext:value-type="string">
            <text:p>ta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766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ar Vargas Honor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am-08</text:p>
          </table:table-cell>
          <table:table-cell office:value-type="string" calcext:value-type="string">
            <text:p>ta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767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ntelongo Dimeo Olga Sarab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am-09</text:p>
          </table:table-cell>
          <table:table-cell office:value-type="string" calcext:value-type="string">
            <text:p>ta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768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Aguilar López José Alejand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a-01</text:p>
          </table:table-cell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6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Garay Loredo Irma Yorda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a-02</text:p>
          </table:table-cell>
          <table:table-cell office:value-type="string" calcext:value-type="string">
            <text:p>tl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el Razo Montiel Steve Esteban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la-03</text:p>
          </table:table-cell>
          <table:table-cell office:value-type="string" calcext:value-type="string">
            <text:p>tl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Gómez Betancourt Armando Antoni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ver-01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inete Vargas María del Carme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ver-02</text:p>
          </table:table-cell>
          <table:table-cell office:value-type="string" calcext:value-type="string">
            <text:p>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ernández Villanueva Rocí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03</text:p>
          </table:table-cell>
          <table:table-cell office:value-type="string" calcext:value-type="string">
            <text:p>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774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Villacis Palacios Zoray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04</text:p>
          </table:table-cell>
          <table:table-cell office:value-type="string" calcext:value-type="string">
            <text:p>v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775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nilla Herrera Raqu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05</text:p>
          </table:table-cell>
          <table:table-cell office:value-type="string" calcext:value-type="string">
            <text:p>v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27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érez Bernabe Jaime Humberto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06</text:p>
          </table:table-cell>
          <table:table-cell office:value-type="string" calcext:value-type="string">
            <text:p>v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pt=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ima Buenrostro María Fernand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07</text:p>
          </table:table-cell>
          <table:table-cell office:value-type="string" calcext:value-type="string">
            <text:p>v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pt=778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arcía Molina Natal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08</text:p>
          </table:table-cell>
          <table:table-cell office:value-type="string" calcext:value-type="string">
            <text:p>v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t=77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reviño Badillo Norma Graci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ver-09</text:p>
          </table:table-cell>
          <table:table-cell office:value-type="string" calcext:value-type="string">
            <text:p>v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pt=78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ernández Villalpando Rafa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10</text:p>
          </table:table-cell>
          <table:table-cell office:value-type="string" calcext:value-type="string">
            <text:p>v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pt=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ruz Santos Flora Tani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11</text:p>
          </table:table-cell>
          <table:table-cell office:value-type="string" calcext:value-type="string">
            <text:p>v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pt=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Gamboa Torales María Josefi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r-12</text:p>
          </table:table-cell>
          <table:table-cell office:value-type="string" calcext:value-type="string">
            <text:p>v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pt=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Reyes Romero Laura Catali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ver-13</text:p>
          </table:table-cell>
          <table:table-cell office:value-type="string" calcext:value-type="string">
            <text:p>v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pt=784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alencia Cruz Rosalb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14</text:p>
          </table:table-cell>
          <table:table-cell office:value-type="string" calcext:value-type="string">
            <text:p>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pt=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utiérrez Huerta Nayeli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15</text:p>
          </table:table-cell>
          <table:table-cell office:value-type="string" calcext:value-type="string">
            <text:p>v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pt=786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orales Romero Martha Ros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16</text:p>
          </table:table-cell>
          <table:table-cell office:value-type="string" calcext:value-type="string">
            <text:p>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ipt=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amírez Ortiz Ab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17</text:p>
          </table:table-cell>
          <table:table-cell office:value-type="string" calcext:value-type="string">
            <text:p>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pt=788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Domínguez Zopiyactle Itzel Aleli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ver-18</text:p>
          </table:table-cell>
          <table:table-cell office:value-type="string" calcext:value-type="string">
            <text:p>v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pt=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Tenorio Adame Paola <text:s/>(LICENCIA)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19</text:p>
          </table:table-cell>
          <table:table-cell office:value-type="string" calcext:value-type="string">
            <text:p>v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pt=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onzález Santiago Fide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ver-20</text:p>
          </table:table-cell>
          <table:table-cell office:value-type="string" calcext:value-type="string">
            <text:p>v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pt=79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halé Cauich Sergio Enrriqu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yuc-01</text:p>
          </table:table-cell>
          <table:table-cell office:value-type="string" calcext:value-type="string">
            <text:p>yu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íaz Montero Rodrigo Manu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yuc-02</text:p>
          </table:table-cell>
          <table:table-cell office:value-type="string" calcext:value-type="string">
            <text:p>yu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793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acheco Marrufo Rommel Aghmed <text:s/>(LICENCIA)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yuc-03</text:p>
          </table:table-cell>
          <table:table-cell office:value-type="string" calcext:value-type="string">
            <text:p>yu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Zavala Peniche María Beatr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yuc-04</text:p>
          </table:table-cell>
          <table:table-cell office:value-type="string" calcext:value-type="string">
            <text:p>yu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795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Navarrete Navarro Consuelo del Carme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yuc-05</text:p>
          </table:table-cell>
          <table:table-cell office:value-type="string" calcext:value-type="string">
            <text:p>yu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t=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alos García Claudia Lizeth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zac-01</text:p>
          </table:table-cell>
          <table:table-cell office:value-type="string" calcext:value-type="string">
            <text:p>z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t=79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Vitar Soto Iván Husai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ac-02</text:p>
          </table:table-cell>
          <table:table-cell office:value-type="string" calcext:value-type="string">
            <text:p>za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pt=798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Femat Bañuelos Alfre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zac-03</text:p>
          </table:table-cell>
          <table:table-cell office:value-type="string" calcext:value-type="string">
            <text:p>za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pt=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ávila Ramírez Caroli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ac-04</text:p>
          </table:table-cell>
          <table:table-cell office:value-type="string" calcext:value-type="string">
            <text:p>za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pt=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Moreno Mora Y Zepeda Karen Itzamna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19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ernandez Godinez Mayra Alejandr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33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íaz García Eva Reyna Esmeralda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81</text:p>
          </table:table-cell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Esquinca Gomez Adriana Guadalupe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898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stillo Martínez Luz Mari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962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onso Ortiz Maria Lucres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99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Valenzuela Corral Roberto 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ags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46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uévano Luna Salma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ags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7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érez-Jaén Zermeño María Elen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ags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41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Murillo Manríquez Sonia 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bcs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05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ata Lozano Lizbeth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bcs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07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onzález Cruz Luis Arturo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bcs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18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uñoz Álvarez Rubén Gregor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bcs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6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ams Pereyra Olga Zulema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bcs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Angulo Briceño Pablo Guillermo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cam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87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ysa Damas Carlos Migue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am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89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rmentía López Pedro 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cam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9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Oranday Aguirre Nora Elv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49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oreira Valdez Rubén Ignacio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6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Fuentes Ávila Rodrigo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8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edina Ramírez Tereso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2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oriega Romero Carlos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Jiménez Angulo Julia Licet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64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Espinosa Ramos Francisco Amadeo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97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mendáriz Guerra Carmen Patric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6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érez Gutiérrez Blanca Carolin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8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incon Chanona Son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endoza Álvarez Mayra Alic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6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utiño Gutiérrez Leonor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2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ibaja Mendoza Jorge Ánge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21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Garivo Sánchez Karina Isabel</text:p>
          </table:table-cell>
          <table:table-cell office:value-type="string" calcext:value-type="string">
            <text:p>PRD</text:p>
          </table:table-cell>
          <table:table-cell/>
          <table:table-cell office:value-type="string" calcext:value-type="string">
            <text:p>cps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894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Reza Gallegos Rocío Esmerald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01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ompeán Fernández Eliseo 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04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Hernández Zetina Hiram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1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bada Alvidrez Hector Armand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8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rieto Terrazas Susana</text:p>
          </table:table-cell>
          <table:table-cell office:value-type="string" calcext:value-type="string">
            <text:p>SIN PARTIDO</text:p>
          </table:table-cell>
          <table:table-cell/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1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riano Borunda Jesús Robert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8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ánchez Cruz Janeth Yareli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37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Huerta Ling Guillermo Octavi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354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omero Herrera Jorge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22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Gómez del Campo Gurza Marian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23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Torreblanca Engell Santiago 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26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Valenzuela Sánchez Ana Laur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28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oreno Cárdenas Rafael Alejandro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Alcantara Rojas Maria Guadalupe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1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López Castro Cynthia Ilian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3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Gómez Villanueva Augusto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6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spinosa Cházaro Luis Ángel Xariel</text:p>
          </table:table-cell>
          <table:table-cell office:value-type="string" calcext:value-type="string">
            <text:p>SIN PARTIDO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7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érez Valdez Elizabeth</text:p>
          </table:table-cell>
          <table:table-cell office:value-type="string" calcext:value-type="string">
            <text:p>PR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8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Núñez Monreal Magdalena del Socorro 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9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Vázquez González Pedro 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40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Fernández Cruz Nayeli Arlen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41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arcía Segura Marisol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46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obles Gómez Manuel Alejandr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49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amiro Alejo Brenda <text:s/>(LICENCIA)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oreno Rivera Julio Cesar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rín Díaz Fernando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arcía Moreno Maria Clement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6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vila Flores Claudia Selen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Ortiz Tejeda Carlos Francisc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9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quivel Nava María Magdalena Oliv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60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Rodarte De Lara Miguel Humbert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924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Escobedo Muñoz Gabriel 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942</text:p>
          </table:table-cell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Moguel Ballado Oscar Octavio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943</text:p>
          </table:table-cell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dero Yáñez Pedro Francisc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945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aturino Manzanera Juan Carlos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go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06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González Aguirre Mariano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dgo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14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e la Torre Valdez Yoland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dgo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15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Galicia Ávila Victor Manuel Anastasio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dgo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1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Páez Güereca María De Jesús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dgo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17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ifuentes Negrete Román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gu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44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Gutiérrez Valtierra Diana Estefani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gu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3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Carvajal Isunza Sofia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gu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1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stellanos Polanco Fav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gua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8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Galarza Castro Yesenia 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g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29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eñaloza Pérez Pedro Serg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g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1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eyes Silva María del Rosar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g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4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Reina Iglesias Fernando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g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934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Mendoza Bustamante Marco Antonio <text:s/>(LICENCIA)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hgo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2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ceves García Norma Angélic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hgo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3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arcía Montiel Otoniel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hgo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8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éndez Márquez Victoria Eugeni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hgo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967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Jiménez Castillo Brenda Marian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hgo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977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Barrientos Maya Jose Juan</text:p>
          </table:table-cell>
          <table:table-cell office:value-type="string" calcext:value-type="string">
            <text:p>PRD</text:p>
          </table:table-cell>
          <table:table-cell/>
          <table:table-cell office:value-type="string" calcext:value-type="string">
            <text:p>hgo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979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ejía Soto Jim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hgo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996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Rubio Fernández Paulin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03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Álvarez Máynez Jorge <text:s/>(LICENCIA)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Limón García María Elena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1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ro Cabrera Salvador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2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Rodríguez Carrillo Mario Alberto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4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artínez Cosío Elvia Yolanda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5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érez Garibay Marco Anton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0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rboza Llamas Maximiano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2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arcía Almaguer Hamlet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4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Rodríguez Varillas Luis Albert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08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Ladrón de Guevara González Miriam Janeth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jal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09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Inzunza Armas Jorge Ernest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63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guilar Castillo Ricardo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68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Ruiz Sandoval Cristina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69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Iriarte Mercado Carlos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0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Barrera Fortoul Laur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1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Casique Zárate Javier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4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Acosta Peña Brasil Alberto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6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Diaz Acevedo Edna Gisel</text:p>
          </table:table-cell>
          <table:table-cell office:value-type="string" calcext:value-type="string">
            <text:p>PRD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8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Martínez Bravo Luis Alberto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1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Castrejón Trujillo Karen 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2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Ochoa Mejía Ma Teresa Rosaura 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amperio Chaparro Rodrigo Herminio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4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iaz Vilchis Catalina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e la Cruz Lima José Migue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6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alazar López Noemi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7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utiérrez Luna Sergio Carlos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8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Polevnsky Gurwitz Yeidcko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9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rado de los Santos Migue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4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stillo Secundino Celestina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5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ollado Crisolia Veronica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7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no González Susan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9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odríguez Torres Ángel Migue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Figueroa Reyes René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965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Tejeda Cid Armand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61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García Velasco Anabey 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66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errano Maldonado Ma Elen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75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Sandoval Flores Reginaldo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8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aya Martínez Hirepan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0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artínez López Jaime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2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Valencia Medina Alma Griseld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Circ. <text:s/>5</text:p>
          </table:table-cell>
          <table:table-cell office:value-type="string" calcext:value-type="string">
            <text:p>dipt=493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urat Hinojosa Eduardo Enrique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mor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2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itter Ocampo Klaus Uw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mor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7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Ávila García Vania Roxana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mor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944</text:p>
          </table:table-cell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Díaz Tejeda Nelida Ivonne Sabrin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nay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13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Félix Fregoso Maria Fernanda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nay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23</text:p>
          </table:table-cell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Guajardo Villarreal Ildefonso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Anaya Gutiérrez Alberto 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4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Basave Alanís Agustín Carlos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8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De la Garza Garza Arturo Bonifacio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0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havez Rojas Olga Letic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5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Villarreal Elizondo Yolanda 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43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lores Vázquez Martín Alejandr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48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ra Rodríguez Claudia Guadalup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79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utiérrez Leano Kathya Andre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1003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Cruz Mendoza Eufrosina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88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Nassar Piñeyro Mariana Erandi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92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Martínez Ruiz Maribel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9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onzález Cruz Alfredo Aurel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9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antiago Manuel Iran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1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ntreras Castillo Armand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5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arcía Sandoval Zeus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9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laga Domínguez Cecilia Guadalup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oax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910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Huerta Villegas Genovev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25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Alcalá Ruiz Blanca Maria del Socorro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35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ier Velazco Moisés Ignac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p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4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Vences Valencia Julieta Krista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pue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52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áez Guerrero José Luis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42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Aguado Romero Paulina 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47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Alcalá Izguerra María José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7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Montemayor Castillo Santy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1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Azuara Zúñiga Xavie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Azuara Yarzábal Frinné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9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rajas García Martha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3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Hernández Hernández Saúl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4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obledo Ruiz Juan Ramir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6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Villafuerte Zavala Lilia 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65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Sánchez Ramos Paloma <text:s/>(LICENCIA)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11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hapman Moreno Manuel Guillerm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4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Torres Navarro Juan Guadalup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6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llano Reyes Martha Nabets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9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Serrato Castell Luis Gerard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02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avarro Conkle Sandra Luz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27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Vázquez Álvarez Brianda Auror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335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Rodríguez Osuna Iliana Guadalupe</text:p>
          </table:table-cell>
          <table:table-cell office:value-type="string" calcext:value-type="string">
            <text:p>PRD</text:p>
          </table:table-cell>
          <table:table-cell/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Circ. <text:s/>1</text:p>
          </table:table-cell>
          <table:table-cell office:value-type="string" calcext:value-type="string">
            <text:p>dipt=816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uesta Castro Arnaldo Jose Francisco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905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rcos Velázquez Montserrat Alicia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5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arro Panameño Blanca Araceli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71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Rendón García Cesar August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52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Olvera Coronel Lilia Caritin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tla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27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ilva Hernández Dulce Mar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tla</text:p>
          </table:table-cell>
          <table:table-cell/>
          <table:table-cell office:value-type="string" calcext:value-type="string">
            <text:p>Circ. <text:s/>4</text:p>
          </table:table-cell>
          <table:table-cell office:value-type="string" calcext:value-type="string">
            <text:p>dipt=448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scudero Fabre María del Carmen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82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Valenzuela González Carlos Alberto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83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Piñón Rivera Lorena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9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Natale López Juan Carlos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99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varado Murguía Rosa Maria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4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Vázquez Arellano Manuel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7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Torres Escudero Mario Albert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3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Vidal Benavides Faustino 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7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isneros Luján Angélica Ivonne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8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González Cruz Karla Verónic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886</text:p>
          </table:table-cell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elazquez Flores Jesús Alberto</text:p>
          </table:table-cell>
          <table:table-cell office:value-type="string" calcext:value-type="string">
            <text:p>PRD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895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López Ochoa Mijares Braulio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903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ixa Abimerhi José Elías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yuc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85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Gamboa Miner Pablo 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yuc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39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Quijano Tapia Janine Patricia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yuc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Ortega Pacheco Ivonne Aracelly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yuc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02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arrera Puc Rocío Natalí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yuc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414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Pool Ake Selene Arely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yuc</text:p>
          </table:table-cell>
          <table:table-cell/>
          <table:table-cell office:value-type="string" calcext:value-type="string">
            <text:p>Circ. <text:s/>3</text:p>
          </table:table-cell>
          <table:table-cell office:value-type="string" calcext:value-type="string">
            <text:p>dipt=884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una Ayala Noemi Berenice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1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Guerrero Esquivel Fuensanta Guadalupe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57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uente Salas Carlos Alberto</text:p>
          </table:table-cell>
          <table:table-cell office:value-type="string" calcext:value-type="string">
            <text:p>PVEM</text:p>
          </table:table-cell>
          <table:table-cell/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6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arcía Medina Amalia Dolores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69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lores Sánchez Marco Antonio</text:p>
          </table:table-cell>
          <table:table-cell office:value-type="string" calcext:value-type="string">
            <text:p>Morena</text:p>
          </table:table-cell>
          <table:table-cell/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38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Valencia García Francisco Antonio</text:p>
          </table:table-cell>
          <table:table-cell office:value-type="string" calcext:value-type="string">
            <text:p>PRD</text:p>
          </table:table-cell>
          <table:table-cell/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Circ. <text:s/>2</text:p>
          </table:table-cell>
          <table:table-cell office:value-type="string" calcext:value-type="string">
            <text:p>dipt=863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</table:table-row>
      </table:table>
      <table:named-expressions/>
      <table:database-ranges>
        <table:database-range table:name="__Anonymous_Sheet_DB__0" table:target-range-address="Sheet1.A1:Sheet1.J501">
          <table:sort>
            <table:sort-by table:field-number="8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2:17:22.068517724</meta:creation-date>
    <dc:date>2024-04-28T15:57:50.352103114</dc:date>
    <meta:editing-duration>PT3H20M6S</meta:editing-duration>
    <meta:editing-cycles>3</meta:editing-cycles>
    <meta:generator>LibreOffice/7.3.7.2$Linux_X86_64 LibreOffice_project/30$Build-2</meta:generator>
    <meta:document-statistic meta:table-count="1" meta:cell-count="4310" meta:object-count="0"/>
  </office:meta>
</office:document-meta>
</file>